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Georgia" fo:font-size="18pt" fo:font-weight="bold" officeooo:rsid="0000c28c" officeooo:paragraph-rsid="0000c28c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7eae" officeooo:paragraph-rsid="0005b828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line-height="0.1402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6315a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style:font-size-asian="10pt" style:font-size-complex="10pt"/>
    </style:style>
    <style:style style:name="T9" style:family="text">
      <style:text-properties fo:color="#666666" loext:opacity="100%" officeooo:rsid="00026bc3"/>
    </style:style>
    <style:style style:name="T10" style:family="text">
      <style:text-properties fo:color="#666666" loext:opacity="100%" officeooo:rsid="00043581"/>
    </style:style>
    <style:style style:name="T11" style:family="text">
      <style:text-properties fo:color="#666666" loext:opacity="100%" style:font-name="Georgia" fo:font-weight="normal" style:font-weight-asian="normal" style:font-weight-complex="normal"/>
    </style:style>
    <style:style style:name="T12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4" style:family="text">
      <style:text-properties fo:color="#666666" loext:opacity="100%" officeooo:rsid="000ce2b4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color="#000000" loext:opacity="100%" fo:font-weight="normal" officeooo:rsid="00027eae" style:font-weight-asian="normal" style:font-weight-complex="normal"/>
    </style:style>
    <style:style style:name="T17" style:family="text">
      <style:text-properties fo:color="#000000" loext:opacity="100%" fo:font-weight="normal" officeooo:rsid="0007ef1a" style:font-weight-asian="normal" style:font-weight-complex="normal"/>
    </style:style>
    <style:style style:name="T18" style:family="text">
      <style:text-properties fo:color="#000000" loext:opacity="100%" fo:font-weight="normal" officeooo:rsid="0009b6cc" style:font-weight-asian="normal" style:font-weight-complex="normal"/>
    </style:style>
    <style:style style:name="T19" style:family="text">
      <style:text-properties fo:color="#000000" loext:opacity="100%" fo:font-weight="normal" officeooo:rsid="000ce2b4" style:font-weight-asian="normal" style:font-weight-complex="normal"/>
    </style:style>
    <style:style style:name="T20" style:family="text">
      <style:text-properties fo:color="#000000" loext:opacity="100%" fo:font-weight="normal" officeooo:rsid="0010362f" style:font-weight-asian="normal" style:font-weight-complex="normal"/>
    </style:style>
    <style:style style:name="T21" style:family="text">
      <style:text-properties fo:color="#000000" loext:opacity="100%" fo:font-weight="normal" officeooo:rsid="001080e0" style:font-weight-asian="normal" style:font-weight-complex="normal"/>
    </style:style>
    <style:style style:name="T22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23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27eae" style:font-weight-asian="bold" style:font-weight-complex="bold"/>
    </style:style>
    <style:style style:name="T26" style:family="text">
      <style:text-properties fo:font-weight="bold" officeooo:rsid="0004b79c" style:font-weight-asian="bold" style:font-weight-complex="bold"/>
    </style:style>
    <style:style style:name="T27" style:family="text">
      <style:text-properties fo:font-weight="bold" officeooo:rsid="0006315a" style:font-weight-asian="bold" style:font-weight-complex="bold"/>
    </style:style>
    <style:style style:name="T28" style:family="text">
      <style:text-properties fo:font-weight="bold" officeooo:rsid="0006d7b1" style:font-weight-asian="bold" style:font-weight-complex="bold"/>
    </style:style>
    <style:style style:name="T29" style:family="text">
      <style:text-properties fo:font-weight="bold" officeooo:rsid="000ce2b4" style:font-weight-asian="bold" style:font-weight-complex="bold"/>
    </style:style>
    <style:style style:name="T30" style:family="text">
      <style:text-properties officeooo:rsid="00027eae"/>
    </style:style>
    <style:style style:name="T31" style:family="text">
      <style:text-properties officeooo:rsid="0004b79c"/>
    </style:style>
    <style:style style:name="T32" style:family="text">
      <style:text-properties officeooo:rsid="0005b828"/>
    </style:style>
    <style:style style:name="T33" style:family="text">
      <style:text-properties style:font-name="Georgia"/>
    </style:style>
    <style:style style:name="T34" style:family="text">
      <style:text-properties officeooo:rsid="0006d7b1"/>
    </style:style>
    <style:style style:name="T35" style:family="text">
      <style:text-properties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37" style:family="text">
      <style:text-properties officeooo:rsid="000ce2b4"/>
    </style:style>
    <style:style style:name="T38" style:family="text">
      <style:text-properties officeooo:rsid="000d3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<text:span text:style-name="T1">SCANU</text:span></text:p>
      <text:p text:style-name="P2"><text:span text:style-name="T5">Software Engineer &amp; </text:span><text:span text:style-name="T2">Web Developer | </text:span><text:a xlink:type="simple" xlink:href="mailto:danielkeq@gmail.com?subject=Resume%20Interest" text:style-name="Internet_20_link" text:visited-style-name="Visited_20_Internet_20_Link"><text:span text:style-name="T35">daniel</text:span><text:span text:style-name="T36">keq</text:span><text:span text:style-name="T35">@</text:span><text:span text:style-name="T36">gmail</text:span><text:span text:style-name="T35">.</text:span><text:span text:style-name="T36">com</text:span></text:a><text:span text:style-name="T2"> | Trondheim, Norway </text:span><text:span text:style-name="T6">| </text:span><text:a xlink:type="simple" xlink:href="https://github.com/Myphz" text:style-name="Internet_20_link" text:visited-style-name="Visited_20_Internet_20_Link"><text:span text:style-name="T2">github.com/Myphz</text:span></text:a></text:p>
      <text:p text:style-name="P31"/>
      <text:p text:style-name="P8">Skills</text:p>
      <text:p text:style-name="P32"><text:span text:style-name="T1">Languages:</text:span><text:tab/><text:tab/><text:span text:style-name="T15">Python, JavaScript, TypeScript, Rust, Java, C, </text:span><text:span text:style-name="T17">C++, </text:span><text:span text:style-name="T15">SASS, CSS, HTML, SQL</text:span></text:p>
      <text:p text:style-name="P32"><text:span text:style-name="T1">Technologies:</text:span><text:tab/><text:tab/><text:span text:style-name="T15">Vue, React, NodeJS, Vite, Express, Rocket, MongoDB, </text:span><text:span text:style-name="T17">GraphQL, NextJS, </text:span><text:span text:style-name="T16">Astro</text:span><text:span text:style-name="T15">, Flask, Git, <text:tab/><text:tab/><text:tab/></text:span><text:span text:style-name="T18">Linux, </text:span><text:span text:style-name="T15">Shell, </text:span><text:span text:style-name="T19">Svelte, Strapi, Zustand</text:span><text:span text:style-name="T20">, Tailwind </text:span><text:span text:style-name="T21">CSS</text:span></text:p>
      <text:p text:style-name="P27"/>
      <text:p text:style-name="P9">Professional Experience</text:p>
      <text:p text:style-name="P14"><text:span text:style-name="T37">Senior Front</text:span> <text:span text:style-name="T37">End </text:span>Developer – <text:span text:style-name="T37">Dev</text:span><text:span text:style-name="T30">e</text:span><text:span text:style-name="T37">loper</text:span><text:span text:style-name="T30"> team<text:tab/><text:tab/><text:tab/><text:tab/> <text:s text:c="13"/></text:span><text:span text:style-name="T14">San Francisco</text:span><text:span text:style-name="T10">, </text:span><text:span text:style-name="T14">USA (remote)</text:span></text:p>
      <text:p text:style-name="P33"><text:span text:style-name="T22">ContinuumLab<text:tab/><text:tab/><text:tab/><text:tab/><text:tab/><text:tab/><text:tab/><text:tab/> <text:s text:c="11"/></text:span><text:span text:style-name="T13">Nov</text:span><text:span text:style-name="T23"> </text:span><text:span text:style-name="T13">2022 - Current</text:span></text:p>
      <text:p text:style-name="P4"><text:span text:style-name="T37">V</text:span>enture firm focused on startup innovation, incubation, and investment</text:p>
      <text:p text:style-name="P14">• <text:span text:style-name="T37">Develop &amp; architect web interface for</text:span><text:span text:style-name="T29"> social media platform</text:span></text:p>
      <text:p text:style-name="P14">• <text:span text:style-name="T37">Set up back-end communication with </text:span><text:span text:style-name="T29">Strapi CMS using GraphQL</text:span></text:p>
      <text:p text:style-name="P14">• <text:span text:style-name="T37">Display </text:span><text:span text:style-name="T29">real-time data with SSE and WebSockets</text:span></text:p>
      <text:p text:style-name="P15">• <text:span text:style-name="T31">Integration with </text:span><text:span text:style-name="T29">auth providers </text:span><text:span text:style-name="T37">such as Keycloak</text:span></text:p>
      <text:p text:style-name="P15">• <text:span text:style-name="T29">Lead developer team with success</text:span></text:p>
      <text:p text:style-name="P21"/>
      <text:p text:style-name="P12">Full Stack Developer – <text:span text:style-name="T30">Back office team<text:tab/><text:tab/><text:tab/><text:tab/><text:tab/><text:tab/> <text:s text:c="3"/><text:tab/> </text:span><text:span text:style-name="T10">Trondheim, Norway</text:span></text:p>
      <text:p text:style-name="P28">Way AS<text:tab/><text:tab/><text:tab/><text:tab/><text:tab/><text:tab/><text:tab/><text:tab/><text:tab/><text:tab/> <text:s text:c="2"/><text:tab/> <text:s text:c="2"/><text:span text:style-name="T4">Aug 2022 - Current</text:span></text:p>
      <text:p text:style-name="P5">Simulator-based driving school</text:p>
      <text:p text:style-name="P12">• <text:span text:style-name="T31">Handle users’ data with </text:span><text:span text:style-name="T26">real-time GraphQL queries &amp; mutations</text:span></text:p>
      <text:p text:style-name="P12">• <text:span text:style-name="T31">Architect </text:span><text:span text:style-name="T37">and</text:span><text:span text:style-name="T31"> build </text:span><text:span text:style-name="T26">booking &amp; payment infrastructure</text:span><text:span text:style-name="T31"> with custom interface</text:span></text:p>
      <text:p text:style-name="P12">• <text:span text:style-name="T31">Develop </text:span><text:span text:style-name="T26">front-end interface</text:span><text:span text:style-name="T31"> from Figma design sketches &amp; design system</text:span></text:p>
      <text:p text:style-name="P12">• <text:span text:style-name="T31">Create </text:span><text:span text:style-name="T26">cross-platform mobile student app</text:span><text:span text:style-name="T31"> to automatically handle bookings &amp; payments</text:span></text:p>
      <text:p text:style-name="P16">• <text:span text:style-name="T34">Set up </text:span><text:span text:style-name="T28">administration pipelines</text:span><text:span text:style-name="T34"> to handle automatic app versioning and building</text:span></text:p>
      <text:p text:style-name="P13">• <text:span text:style-name="T31">Integration with </text:span><text:span text:style-name="T26">payment providers</text:span><text:span text:style-name="T31">, </text:span><text:span text:style-name="T26">Google Firebase</text:span><text:span text:style-name="T31"> and </text:span><text:span text:style-name="T26">Google Cloud</text:span><text:span text:style-name="T31"> platforms</text:span></text:p>
      <text:p text:style-name="P17">• <text:span text:style-name="T27">Helped company business growth</text:span></text:p>
      <text:p text:style-name="P20"/>
      <text:p text:style-name="P22">Software engineer – Python tutor<text:tab/><text:tab/><text:tab/><text:tab/><text:tab/><text:tab/><text:tab/><text:tab/> <text:s text:c="12"/><text:tab/> <text:s text:c="10"/><text:span text:style-name="T1">Remote</text:span></text:p>
      <text:p text:style-name="P28">Freelancer<text:tab/><text:tab/><text:tab/><text:tab/><text:tab/><text:tab/><text:tab/><text:tab/><text:tab/> <text:s text:c="12"/><text:span text:style-name="T3">J</text:span><text:span text:style-name="T7">an</text:span><text:span text:style-name="T2"> 20</text:span><text:span text:style-name="T7">18</text:span><text:span text:style-name="T2"> – </text:span><text:span text:style-name="T3">Current</text:span></text:p>
      <text:p text:style-name="P7"><text:span text:style-name="T30">Programmer</text:span> and private tutor</text:p>
      <text:p text:style-name="P12">• <text:span text:style-name="T30">Work for </text:span><text:span text:style-name="T25">hundreds of private customers</text:span><text:span text:style-name="T30"> all over the world</text:span></text:p>
      <text:p text:style-name="P12">• <text:span text:style-name="T30">Advanced </text:span><text:span text:style-name="T25">tutoring sessions</text:span><text:span text:style-name="T30"> about Python and general computer science concepts</text:span></text:p>
      <text:p text:style-name="P13">• <text:span text:style-name="T25">Hundreds of 5-star reviews</text:span></text:p>
      <text:p text:style-name="P24"/>
      <text:p text:style-name="P23">Full Stack Developer – Developer team<text:tab/><text:tab/><text:tab/><text:tab/><text:tab/><text:tab/><text:tab/> <text:s text:c="13"/><text:span text:style-name="T9">Italy </text:span><text:span text:style-name="T14">(r</text:span><text:span text:style-name="T9">emote</text:span><text:span text:style-name="T14">)</text:span></text:p>
      <text:p text:style-name="P29">pianobit s.r.l<text:tab/><text:tab/><text:tab/><text:tab/><text:tab/><text:tab/><text:tab/><text:tab/><text:tab/> <text:s text:c="12"/><text:span text:style-name="T2">Jun 202</text:span><text:span text:style-name="T7">0</text:span><text:span text:style-name="T2"> - </text:span><text:span text:style-name="T3">Jul</text:span><text:span text:style-name="T2"> 202</text:span><text:span text:style-name="T3">2</text:span></text:p>
      <text:p text:style-name="P6">NodeJS Full Stack web application development – SaaS company</text:p>
      <text:p text:style-name="P18">• Built <text:span text:style-name="T24">back-end microservices architecture</text:span> <text:span text:style-name="T31">with custom authentication </text:span><text:span text:style-name="T38">system </text:span><text:span text:style-name="T31">and cryptography </text:span><text:span text:style-name="T38">solutions</text:span></text:p>
      <text:p text:style-name="P18">• Led project to develop <text:span text:style-name="T24">front-end</text:span> interface with Vue and Vuex <text:span text:style-name="T31">for file sharing</text:span></text:p>
      <text:p text:style-name="P18">• Contributed to <text:span text:style-name="T24">real-time</text:span> trading application, <text:span text:style-name="T31">handling socket connections and real time feeds</text:span></text:p>
      <text:p text:style-name="P19">• <text:span text:style-name="T25">Result in</text:span><text:span text:style-name="T30"> </text:span><text:span text:style-name="T25">100% satisfaction from customer</text:span></text:p>
      <text:p text:style-name="P26"/>
      <text:p text:style-name="P10">Projects</text:p>
      <text:p text:style-name="P30"><text:span text:style-name="T33">Freelancer website <text:s text:c="12"/><text:tab/><text:tab/><text:tab/></text:span><text:span text:style-name="T11"><text:tab/><text:tab/><text:tab/><text:tab/><text:tab/><text:tab/> <text:s text:c="16"/></text:span><text:a xlink:type="simple" xlink:href="https://ddaniel.dev/" text:style-name="Internet_20_link" text:visited-style-name="Visited_20_Internet_20_Link"><text:span text:style-name="T12">ddaniel.dev</text:span></text:a></text:p>
      <text:p text:style-name="P3">My freelancing website to reach out to new clients</text:p>
      <text:p text:style-name="P12">• <text:span text:style-name="T32">Astro, SASS, Express</text:span></text:p>
      <text:p text:style-name="P30"><text:span text:style-name="T33">Personal portfolio<text:tab/><text:tab/><text:tab/><text:tab/><text:tab/><text:tab/><text:tab/><text:tab/> <text:s text:c="10"/><text:tab/> <text:s text:c="8"/></text:span><text:a xlink:type="simple" xlink:href="https://myphz.github.io/Myphz" text:style-name="Internet_20_link" text:visited-style-name="Visited_20_Internet_20_Link"><text:span text:style-name="T11">myphz.github.io/Myphz</text:span></text:a></text:p>
      <text:p text:style-name="P3">My personal website, to showcase my skills and projects</text:p>
      <text:p text:style-name="P12">• React + Typescript, Rust + Rocket, SASS</text:p>
      <text:p text:style-name="P30"><text:span text:style-name="T33">wwwallet<text:tab/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1">wwwallet.app</text:span></text:a></text:p>
      <text:p text:style-name="P3">Cryptocurrency trading &amp; investments tracking web and mobile app, updated real-time</text:p>
      <text:p text:style-name="P12">• Vue + Pinia, Express, MongoDB, SASS</text:p>
      <text:p text:style-name="P30"><text:span text:style-name="T33">Sort Visualizer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1">sortvisualizer.com</text:span></text:a></text:p>
      <text:p text:style-name="P3">Web application to display and animate 15+ sorting algorithms</text:p>
      <text:p text:style-name="P12">• Vanilla JavaScript, Flask, CSS</text:p>
      <text:p text:style-name="P12"/>
      <text:p text:style-name="P11">Education</text:p>
      <text:p text:style-name="P25">ITIS Cuneo Delpozzo – Computer Science and Telecommunications<text:tab/><text:tab/><text:tab/><text:tab/> <text:s text:c="14"/><text:span text:style-name="T8">Ita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3-05-19T11:45:02.748260718</dc:date>
    <meta:editing-duration>PT59M47S</meta:editing-duration>
    <meta:editing-cycles>16</meta:editing-cycles>
    <meta:generator>LibreOffice/7.5.3.2$Linux_X86_64 LibreOffice_project/50$Build-2</meta:generator>
    <meta:document-statistic meta:table-count="0" meta:image-count="0" meta:object-count="0" meta:page-count="1" meta:paragraph-count="52" meta:word-count="395" meta:character-count="3038" meta:non-whitespace-character-count="2368"/>
  </office:meta>
</office:document-meta>
</file>